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147a8" draw:textarea-horizontal-align="justify" draw:textarea-vertical-align="middle" draw:auto-grow-height="false" fo:min-height="4.331cm" fo:min-width="4.081cm"/>
      <style:paragraph-properties style:writing-mode="lr-tb"/>
    </style:style>
    <style:style style:name="gr2" style:family="graphic" style:parent-style-name="standard">
      <style:graphic-properties draw:fill-color="#0abdc6" draw:textarea-horizontal-align="justify" draw:textarea-vertical-align="middle" draw:auto-grow-height="false" fo:min-height="4.331cm" fo:min-width="4.081cm"/>
      <style:paragraph-properties style:writing-mode="lr-tb"/>
    </style:style>
    <style:style style:name="gr3" style:family="graphic" style:parent-style-name="standard">
      <style:graphic-properties draw:fill-color="#ffe599" draw:textarea-horizontal-align="justify" draw:textarea-vertical-align="middle" draw:auto-grow-height="false" fo:min-height="4.331cm" fo:min-width="4.081cm"/>
      <style:paragraph-properties style:writing-mode="lr-tb"/>
    </style:style>
    <style:style style:name="gr4" style:family="graphic" style:parent-style-name="standard">
      <style:graphic-properties draw:fill-color="#f1a83d" draw:textarea-horizontal-align="justify" draw:textarea-vertical-align="middle" draw:auto-grow-height="false" fo:min-height="4.331cm" fo:min-width="4.081cm"/>
      <style:paragraph-properties style:writing-mode="lr-tb"/>
    </style:style>
    <style:style style:name="gr5" style:family="graphic" style:parent-style-name="standard">
      <style:graphic-properties draw:fill-color="#99c0f5" draw:textarea-horizontal-align="justify" draw:textarea-vertical-align="middle" draw:auto-grow-height="false" fo:min-height="4.331cm" fo:min-width="4.08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147a8"/>
      <style:paragraph-properties fo:text-align="center" style:writing-mode="lr-tb"/>
    </style:style>
    <style:style style:name="P3" style:family="paragraph">
      <loext:graphic-properties draw:fill-color="#0abdc6"/>
      <style:paragraph-properties fo:text-align="center" style:writing-mode="lr-tb"/>
    </style:style>
    <style:style style:name="P4" style:family="paragraph">
      <loext:graphic-properties draw:fill-color="#ffe599"/>
      <style:paragraph-properties fo:text-align="center" style:writing-mode="lr-tb"/>
    </style:style>
    <style:style style:name="P5" style:family="paragraph">
      <loext:graphic-properties draw:fill-color="#f1a83d"/>
      <style:paragraph-properties fo:text-align="center" style:writing-mode="lr-tb"/>
    </style:style>
    <style:style style:name="P6" style:family="paragraph">
      <loext:graphic-properties draw:fill-color="#99c0f5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477cm" svg:x="1.782cm" svg:y="3.294cm">
          <text:p text:style-name="P1"><text:span text:style-name="T1">volet </text:span></text:p>
          <text:p text:style-name="P1"><text:span text:style-name="T1">développement</text:span></text:p>
          <text:p text:style-name="P1"/>
          <text:p text:style-name="P1"><text:span text:style-name="T2">développeurs</text:span></text:p>
          <text:p text:style-name="P1">intégrateu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477cm" svg:height="6.477cm" svg:x="11.682cm" svg:y="3.294cm">
          <text:p text:style-name="P1"><text:span text:style-name="T1">volet </text:span></text:p>
          <text:p text:style-name="P1"><text:span text:style-name="T1">dimensionnement</text:span></text:p>
          <text:p text:style-name="P1"/>
          <text:p text:style-name="P1"><text:span text:style-name="T2">Ops</text:span></text:p>
          <text:p text:style-name="P1">intégrateurs</text:p>
          <text:p text:style-name="P1">développeu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6.477cm" svg:height="6.477cm" svg:x="11.682cm" svg:y="11.694cm">
          <text:p text:style-name="P1"><text:span text:style-name="T1">volet </text:span></text:p>
          <text:p text:style-name="P1"><text:span text:style-name="T1">infrastructure</text:span></text:p>
          <text:p text:style-name="P1"/>
          <text:p text:style-name="P1"><text:span text:style-name="T2">intégrateurs</text:span></text:p>
          <text:p text:style-name="P1"><text:span text:style-name="T2">Ops</text:span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6.477cm" svg:height="6.477cm" svg:x="1.782cm" svg:y="11.694cm">
          <text:p text:style-name="P1"><text:span text:style-name="T1">volet </text:span></text:p>
          <text:p text:style-name="P1"><text:span text:style-name="T1">sécurité</text:span></text:p>
          <text:p text:style-name="P1"/>
          <text:p text:style-name="P1"><text:span text:style-name="T3">développeurs</text:span></text:p>
          <text:p text:style-name="P1"><text:span text:style-name="T3">Ops, </text:span>intégrateurs</text:p>
          <text:p text:style-name="P1"><text:span text:style-name="T2">RSS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477cm" svg:height="6.477cm" svg:x="6.732cm" svg:y="7.494cm">
          <text:p text:style-name="P1"><text:span text:style-name="T1">volet </text:span></text:p>
          <text:p text:style-name="P1"><text:span text:style-name="T1">applicatif</text:span></text:p>
          <text:p text:style-name="P1"/>
          <text:p text:style-name="P1"><text:span text:style-name="T2">développeurs</text:span></text:p>
          <text:p text:style-name="P1"><text:span text:style-name="T3">intégrateurs</text:span></text:p>
          <text:p text:style-name="P1"><text:span text:style-name="T3">PO</text:span></text:p>
          <text:p text:style-name="P1">Op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7T21:01:39.363065860</meta:creation-date>
    <dc:date>2022-01-22T21:52:29.285347316</dc:date>
    <meta:editing-duration>PT5M59S</meta:editing-duration>
    <meta:editing-cycles>2</meta:editing-cycles>
    <meta:generator>LibreOffice/7.2.5.2$Linux_X86_64 LibreOffice_project/20$Build-2</meta:generator>
    <meta:document-statistic meta:object-count="5"/>
  </office:meta>
</office:document-meta>
</file>